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8ac59" officeooo:paragraph-rsid="0018ac59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1pt" fo:font-weight="bold" officeooo:rsid="0018ac59" officeooo:paragraph-rsid="0018ac59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1pt" officeooo:rsid="0018ac59" officeooo:paragraph-rsid="0018ac59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officeooo:rsid="001a9fae" officeooo:paragraph-rsid="001a9fae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rsid="001c7625" officeooo:paragraph-rsid="001c7625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officeooo:rsid="001cf1ca" officeooo:paragraph-rsid="001cf1ca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fo:font-weight="bold" officeooo:rsid="00200cf0" officeooo:paragraph-rsid="00200cf0" style:font-size-asian="11pt" style:font-weight-asian="bold" style:font-size-complex="11pt" style:font-weight-complex="bold"/>
    </style:style>
    <style:style style:name="T1" style:family="text">
      <style:text-properties officeooo:rsid="00226e2a"/>
    </style:style>
    <style:style style:name="T2" style:family="text">
      <style:text-properties officeooo:rsid="002204f5"/>
    </style:style>
    <style:style style:name="T3" style:family="text">
      <style:text-properties officeooo:rsid="0022269f"/>
    </style:style>
    <style:style style:name="T4" style:family="text">
      <style:text-properties officeooo:rsid="0023d1f1"/>
    </style:style>
    <style:style style:name="T5" style:family="text">
      <style:text-properties officeooo:rsid="001c76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GRITURISMO DURANDO </text:p>
      <text:p text:style-name="P1"/>
      <text:p text:style-name="P2">Realizzazzione del parco della struttura dove sono collocati i bungalow, realizzazzione completa chiavi in mano.</text:p>
      <text:p text:style-name="P3"/>
      <text:p text:style-name="P3">Allestimento impianto di irrigazione superficie m2 1,800 <text:span text:style-name="T1">CA</text:span>, irrigatori statici <text:span text:style-name="T2">rotetor a basso consumo idrico e un miglio effetto pioggia </text:span>e dinamici <text:span text:style-name="T3">a lunga gittata</text:span>, di ultima generazione, <text:span text:style-name="T4">ala gocciolante nelle aiuole, </text:span>centralina wi-fy di ultima generazione collegata a centrale meteorologica più vicina al sito dove riceve dati in tempo reale del tempo, sensori pioggia e umidità del terreno, la quale mette insieme i dati della stazione meteorologica con quelli suoi rilevati nel sito riprogrammando le irrigazioni in funzione dello stato attuale tempo/terreno</text:p>
      <text:p text:style-name="P3"/>
      <text:p text:style-name="P4">Vasche raccolta acque piovane interrate per uso irrigazione</text:p>
      <text:p text:style-name="P3"/>
      <text:p text:style-name="P3">Allestimento impianto anti zanzare professionale wi-fy, 2 serbatoi di prodotti, 1 repellente e 1 abbattente, ugelli collocati su tutto il perimetro della struttura pernottamento e ristorazione</text:p>
      <text:p text:style-name="P3"/>
      <text:p text:style-name="P3">Robot taglia erba GPS, oltre al parco si sposta in autonomia su tutte le superfici della struttura per andare a tagliare le varie sezioni di prati collocati in più punti attraversando marciapiedi, piazzali, sensori visivi movimento”pericoli”, riconoscimento botanico, wi-fy, 3 ruote motrici “ per forti pendenze, piatto taglia erba flottante anti urto ostacoli</text:p>
      <text:p text:style-name="P3"/>
      <text:p text:style-name="P3">Fornitura lampioncini parcheggio, segna passi camminamenti, aplich ingresso bungalow e lampioncini illuminazione alberate tutte a energia solare “professionali garanzia 2 anni”</text:p>
      <text:p text:style-name="P3"/>
      <text:p text:style-name="P3">Allestimento di aiuole per un totale di CA <text:span text:style-name="T5">650</text:span> mq con piante autoctone, di bassa manutenzione e resistenti a siccità e malattie, bordure con traversine “certificate”, geo tessuti per controllo infestanti, pacciamatura con cippato di legno “certificato anti combustione”, </text:p>
      <text:p text:style-name="P3"/>
      <text:p text:style-name="P5">Allestimento aiuola con CA 45 tipi di essenze officinali con percorso nel suo interno dove l’ospite può andare a raccogliere le proprie essenze e cuocerle direttamente a km/0 mq 250 CA</text:p>
      <text:p text:style-name="P5"/>
      <text:p text:style-name="P6">Realizzazzione di 3 sezioni indipendenti con cultivar “piante” di buddleja “albero delle farfalle”, indipendenti dove si è creato uno spazio relax, zona aperitivo rispettando le proprie pravacy degli ospiti</text:p>
      <text:p text:style-name="P3"/>
      <text:p text:style-name="P3"/>
      <text:p text:style-name="P3">Arricchito con humus terreno di semina prato perché molto povero, preparazione del terreno, livellatura, semina e concimazione</text:p>
      <text:p text:style-name="P3"/>
      <text:p text:style-name="P4">Messa a dimora di CA 3,000 cultivar “piante” <text:span text:style-name="T5">tra graminacee, perenni, sempreverdi, alto fusto, tapezzanti, officinali</text:span>all’interno della buca di trapianto di ogni singola pianta è stato messo humus e terricci specifici “non è più stata utilizzata la terra originale”</text:p>
      <text:p text:style-name="P4"/>
      <text:p text:style-name="P4">Posa di pannelli trattenimento ghiaia nelle zone pedonali dei bungalow</text:p>
      <text:p text:style-name="P4"/>
      <text:p text:style-name="P4">recinzione perimetrale</text:p>
      <text:p text:style-name="P4"/>
      <text:p text:style-name="P4">allestimento piscina “non l’abbiamo fatta noi ma mettiamola lo stesso “</text:p>
      <text:p text:style-name="P4"/>
      <text:p text:style-name="P7">Agriturismo Terra D’Origine</text:p>
      <text:p text:style-name="P7">Portacomaro AT</text:p>
      <text:p text:style-name="P7">“monferrato”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8T11:52:40.165286900</meta:creation-date>
    <dc:date>2026-02-08T13:20:46.027713600</dc:date>
    <meta:editing-duration>PT26M27S</meta:editing-duration>
    <meta:editing-cycles>10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18" meta:word-count="392" meta:character-count="2749" meta:non-whitespace-character-count="2373"/>
  </office:meta>
</office:document-meta>
</file>